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2493d9" officeooo:paragraph-rsid="002493d9"/>
    </style:style>
    <style:style style:name="P7" style:family="paragraph" style:parent-style-name="Table_20_Contents">
      <style:text-properties officeooo:rsid="001efd2f"/>
    </style:style>
    <style:style style:name="P8" style:family="paragraph" style:parent-style-name="Table_20_Contents">
      <style:text-properties officeooo:rsid="00270722" officeooo:paragraph-rsid="00270722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Standard" style:list-style-name="L2">
      <style:text-properties officeooo:paragraph-rsid="001efd2f"/>
    </style:style>
    <style:style style:name="P13" style:family="paragraph" style:parent-style-name="Table_20_Contents" style:list-style-name="L1">
      <style:text-properties officeooo:paragraph-rsid="001fb3ab"/>
    </style:style>
    <style:style style:name="P14" style:family="paragraph" style:parent-style-name="Table_20_Contents" style:list-style-name="L1">
      <style:text-properties officeooo:rsid="001efd2f" officeooo:paragraph-rsid="001efd2f"/>
    </style:style>
    <style:style style:name="P15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9f5e4"/>
    </style:style>
    <style:style style:name="P16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2493d9" officeooo:paragraph-rsid="002493d9" style:font-size-asian="12pt" style:font-size-complex="12pt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2d08e"/>
    </style:style>
    <style:style style:name="T5" style:family="text">
      <style:text-properties officeooo:rsid="002493d9"/>
    </style:style>
    <style:style style:name="T6" style:family="text">
      <style:text-properties officeooo:rsid="002822d8"/>
    </style:style>
    <style:style style:name="T7" style:family="text">
      <style:text-properties officeooo:rsid="00273eb5"/>
    </style:style>
    <style:style style:name="T8" style:family="text">
      <style:text-properties officeooo:rsid="00264382"/>
    </style:style>
    <style:style style:name="T9" style:family="text">
      <style:text-properties officeooo:rsid="0029f5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personale </text:span><text:span text:style-name="T6">docente</text:span><text:span text:style-name="T2"> </text:span><text:span text:style-name="T3">da </text:span><text:span text:style-name="T4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5">genitore di un iscrit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5">Il genitore</text:span><text:span text:style-name="T1"> a</text:span>ccede alla sezione per la <text:span text:style-name="T2">ricerca avanzata</text:span><text:span text:style-name="T5"> del personale </text:span><text:span text:style-name="T6">docente</text:span><text:span text:style-name="T2">.</text:span></text:p>
            <text:p text:style-name="Table_20_Contents"><text:span text:style-name="T2"/></text:p>
            <text:p text:style-name="P15"><text:span text:style-name="T7">2.</text:span><text:span text:style-name="T8">Il sistema visualizza la sezione per la ricerca avanzata.</text:span></text:p>
            <text:p text:style-name="P7"/>
            <text:p text:style-name="P4"><text:span text:style-name="T9">3</text:span>. <text:span text:style-name="T5">Il genitore</text:span><text:span text:style-name="T1"> <text:s/>i</text:span>nserisce, <text:span text:style-name="T2">anche parzialmente, un valore in uno o più dei campi del modulo:</text:span></text:p>
            <text:list xml:id="list40507038" text:style-name="L1">
              <text:list-item>
                <text:p text:style-name="P14">Nome </text:p>
              </text:list-item>
              <text:list-item>
                <text:p text:style-name="P14">Cognome </text:p>
              </text:list-item>
              <text:list-item>
                <text:p text:style-name="P13"><text:span text:style-name="T3">e/o selezionare la </text:span><text:span text:style-name="T5">classe di appartenenza del figlio </text:span><text:span text:style-name="T3">dalla lista:</text:span></text:p>
              </text:list-item>
              <text:list-item>
                <text:p text:style-name="P16">Classe1</text:p>
              </text:list-item>
              <text:list-item>
                <text:p text:style-name="P16">Classe2</text:p>
              </text:list-item>
              <text:list-item>
                <text:p text:style-name="P16">Classe3</text:p>
                <text:p text:style-name="P16"/>
              </text:list-item>
            </text:list>
            <text:p text:style-name="P5"><text:span text:style-name="T9">4</text:span><text:span text:style-name="T3">..</text:span><text:span text:style-name="T5">Il genitore</text:span><text:span text:style-name="T1"> s</text:span>ottomette al sistema il valore inserito.</text:p>
            <text:p text:style-name="P4"/>
            <text:p text:style-name="P11"><text:span text:style-name="T9">5</text:span>. Il sistema mostra i risultati della ricerca.</text:p>
            <text:p text:style-name="P11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06682" text:style-name="L2">
              <text:list-item>
                <text:p text:style-name="P12"><text:span text:style-name="T2">I parametri inseriti </text:span><text:span text:style-name="T5">dal geni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<text:span text:style-name="T2">La ricerca non produce risultati, il sistema ripropone </text:span><text:span text:style-name="T5">al genitore</text:span><text:span text:style-name="T2"> la pagina di ricerca con un messaggio di avviso. 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5">Il genitore</text:span> deve poter ricercare un <text:span text:style-name="T5">elemento del personale</text:span> <text:s/><text:span text:style-name="T6">docente </text:span>in meno di <text:span text:style-name="T2">10</text:span> secondi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8</meta:editing-cycles>
    <meta:generator>LibreOffice/3.6$Windows_x86 LibreOffice_project/da8c1e6-fd468f4-454e206-f42a4a9-143cfd</meta:generator>
    <dc:date>2012-10-21T20:40:08.94</dc:date>
    <meta:document-statistic meta:table-count="1" meta:image-count="0" meta:object-count="0" meta:page-count="1" meta:paragraph-count="27" meta:word-count="181" meta:character-count="1132" meta:non-whitespace-character-count="980"/>
  </office:meta>
</office:document-meta>
</file>